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05000002D8CDF581BE.png"/>
  <manifest:file-entry manifest:media-type="image/png" manifest:full-path="Pictures/10000201000001F40000019C23369E1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eb613d"/>
    </style:style>
    <style:style style:name="P3" style:family="paragraph">
      <style:text-properties fo:color="#ff6633"/>
    </style:style>
    <style:style style:name="P4" style:family="paragraph">
      <style:text-properties fo:color="#ffff00"/>
    </style:style>
    <style:style style:name="T1" style:family="text">
      <style:text-properties fo:color="#eb613d"/>
    </style:style>
    <style:style style:name="T2" style:family="text">
      <style:text-properties fo:color="#ff6633"/>
    </style:style>
    <style:style style:name="T3" style:family="text">
      <style:text-properties fo: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g>
            <draw:frame draw:style-name="gr1" draw:text-style-name="P1" draw:layer="layout" svg:width="9.652cm" svg:height="7.822cm" svg:x="13.462cm" svg:y="6.148cm">
              <draw:image xlink:href="Pictures/10000201000001F40000019C23369E14.png" xlink:type="simple" xlink:show="embed" xlink:actuate="onLoad">
                <text:p/>
              </draw:image>
            </draw:frame>
            <draw:frame draw:style-name="gr2" draw:text-style-name="P2" draw:layer="layout" svg:width="2.551cm" svg:height="0.962cm" svg:x="14.213cm" svg:y="6.656cm">
              <draw:text-box>
                <text:p><text:span text:style-name="T1">Level 2</text:span></text:p>
              </draw:text-box>
            </draw:frame>
          </draw:g>
          <draw:frame draw:style-name="gr2" draw:text-style-name="P3" draw:layer="layout" svg:width="5.76cm" svg:height="0.962cm" svg:x="15.576cm" svg:y="12.244cm">
            <draw:text-box>
              <text:p text:style-name="P3"><text:span text:style-name="T2">HSTM Intersection</text:span></text:p>
            </draw:text-box>
          </draw:frame>
        </draw:g>
        <draw:g>
          <draw:frame draw:style-name="gr1" draw:text-style-name="P1" draw:layer="layout" svg:width="8.306cm" svg:height="7.822cm" svg:x="2.794cm" svg:y="5.842cm">
            <draw:image xlink:href="Pictures/1000020100000305000002D8CDF581BE.png" xlink:type="simple" xlink:show="embed" xlink:actuate="onLoad">
              <text:p/>
            </draw:image>
          </draw:frame>
          <draw:frame draw:style-name="gr2" draw:text-style-name="P4" draw:layer="layout" svg:width="2.551cm" svg:height="0.962cm" svg:x="3.048cm" svg:y="6.86cm">
            <draw:text-box>
              <text:p text:style-name="P4"><text:span text:style-name="T3">Level 5</text:span></text:p>
            </draw:text-box>
          </draw:frame>
          <draw:frame draw:style-name="gr2" draw:text-style-name="P4" draw:layer="layout" svg:width="6.996cm" svg:height="0.962cm" svg:x="3.556cm" svg:y="12.194cm">
            <draw:text-box>
              <text:p><text:span text:style-name="T3">HtmRange Intersection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Rilee</meta:initial-creator>
    <meta:creation-date>2016-03-31T11:50:41</meta:creation-date>
    <meta:editing-duration>PT11H34M2S</meta:editing-duration>
    <meta:editing-cycles>4</meta:editing-cycles>
    <dc:date>2016-03-31T23:41:05</dc:date>
    <dc:creator>Michael Rilee</dc:creator>
    <meta:generator>OpenOffice/4.1.2$Unix OpenOffice.org_project/412m3$Build-9782</meta:generator>
    <meta:document-statistic meta:object-count="32"/>
  </office:meta>
</office:document-meta>
</file>